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unction.printDetails( java . io . PrintStream ps , String s , Throwable t , String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gFunction.Log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Function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unction.logDetails( Logger l , String s , String prio , Throwable t , String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gFunction.execute( SampleResult previousResult , Sampler currentSamp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